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138af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officeooo:rsid="00163828" officeooo:paragraph-rsid="00179f4b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officeooo:rsid="0023da6e" officeooo:paragraph-rsid="0023da6e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63828" officeooo:paragraph-rsid="00179f4b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79f4b" officeooo:paragraph-rsid="00179f4b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95fe5" officeooo:paragraph-rsid="00195fe5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95fe5" officeooo:paragraph-rsid="001a95ef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9dfb6" officeooo:paragraph-rsid="0019dfb6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babe1" officeooo:paragraph-rsid="001cc17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e9b8c" officeooo:paragraph-rsid="001e9b8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217d9b" officeooo:paragraph-rsid="00217d9b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217d9b" officeooo:paragraph-rsid="002228b2" style:font-size-asian="14pt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list-style-name="WW8Num3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79f4b" officeooo:paragraph-rsid="002711bb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 style:writing-mode="lr-tb"/>
      <style:text-properties fo:font-size="14pt" officeooo:rsid="00195fe5" officeooo:paragraph-rsid="002711bb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officeooo:rsid="00217d9b" officeooo:paragraph-rsid="00217d9b" style:font-size-asian="14pt" style:font-size-complex="14pt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fo:font-size="14pt" officeooo:rsid="001cc173" officeooo:paragraph-rsid="00217d9b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fo:font-size="14pt" officeooo:rsid="001babe1" officeooo:paragraph-rsid="001cc173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fo:font-size="14pt" officeooo:rsid="001cc173" officeooo:paragraph-rsid="001cc173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fo:font-size="14pt" officeooo:rsid="001cc173" officeooo:paragraph-rsid="001e9b8c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fo:font-size="14pt" officeooo:rsid="001cc173" officeooo:paragraph-rsid="002b4a14" style:font-size-asian="14pt" style:font-size-complex="14pt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fo:font-size="14pt" officeooo:rsid="001cc173" officeooo:paragraph-rsid="00217d9b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/>
      <style:text-properties fo:font-size="14pt" officeooo:rsid="001cc173" officeooo:paragraph-rsid="002ef783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letter-spacing="-0.0055in" style:font-size-asian="14pt" style:font-size-complex="14pt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14pt" style:font-size-asian="14pt" style:font-size-complex="14pt"/>
    </style:style>
    <style:style style:name="T12" style:family="text">
      <style:text-properties style:text-position="sub 58%" fo:font-size="14pt" fo:letter-spacing="-0.0055in" style:font-size-asian="14pt" style:font-size-complex="14pt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50f40"/>
    </style:style>
    <style:style style:name="T15" style:family="text">
      <style:text-properties fo:language="ru" fo:country="RU" officeooo:rsid="00151c5b"/>
    </style:style>
    <style:style style:name="T16" style:family="text">
      <style:text-properties officeooo:rsid="00191cc2"/>
    </style:style>
    <style:style style:name="T17" style:family="text">
      <style:text-properties officeooo:rsid="0019dfb6"/>
    </style:style>
    <style:style style:name="T18" style:family="text">
      <style:text-properties officeooo:rsid="001a95ef"/>
    </style:style>
    <style:style style:name="T19" style:family="text">
      <style:text-properties officeooo:rsid="001cc173"/>
    </style:style>
    <style:style style:name="T20" style:family="text">
      <style:text-properties officeooo:rsid="001fca61"/>
    </style:style>
    <style:style style:name="T21" style:family="text">
      <style:text-properties officeooo:rsid="002228b2"/>
    </style:style>
    <style:style style:name="T22" style:family="text">
      <style:text-properties officeooo:rsid="002649fa"/>
    </style:style>
    <style:style style:name="T23" style:family="text">
      <style:text-properties officeooo:rsid="002711bb"/>
    </style:style>
    <style:style style:name="T24" style:family="text">
      <style:text-properties officeooo:rsid="00280215"/>
    </style:style>
    <style:style style:name="T25" style:family="text">
      <style:text-properties officeooo:rsid="00289c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3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4">Тема: </text:span><text:span text:style-name="T6">Коды. Сложение и вычитание двоичных чисе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Студент группы <text:span text:style-name="T13">РИВ-</text:span><text:span text:style-name="T3">170027у</text:span> (<text:span text:style-name="T22">662</text:span>): <text:s text:c="19"/><text:tab/><text:tab/><text:tab/>И. И. Иванов</text:p>
      <text:p text:style-name="P4">Преподаватель: <text:s text:c="44"/><text:tab/><text:tab/><text:tab/><text:tab/>С. И. Тимошенко,</text:p>
      <text:p text:style-name="P4"><text:s text:c="70"/><text:tab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3">Екатеринбург 20<text:span text:style-name="T3">1</text:span><text:span text:style-name="T14">7</text:span></text:p>
      <text:p text:style-name="P8"><text:soft-page-break/>СОДЕРЖАНИЕ</text:p>
      <text:p text:style-name="P3"/>
      <text:p text:style-name="P10"><text:span text:style-name="T7">1 </text:span><text:span text:style-name="T6">Постановка задачи </text:span></text:p>
      <text:p text:style-name="P26"/>
      <text:p text:style-name="P11"><text:span text:style-name="T6">Просмотреть </text:span><text:span text:style-name="T13">материал пп. 3.5 -</text:span><text:span text:style-name="T15"> </text:span><text:span text:style-name="T13">3.6, 4.1 - 4.4 </text:span><text:span text:style-name="T6">учебника Савельев А. Я. Основы информатики: учеб. для вузов. – М.: МГТУ им. Н. Э. Баумана, 2001. – 328 с.</text:span></text:p>
      <text:p text:style-name="P4"/>
      <text:list xml:id="list935934130" text:style-name="WW8Num3">
        <text:list-item>
          <text:list>
            <text:list-item>
              <text:p text:style-name="P27">Представления чисел в дополнительном и обратном кодах</text:p>
            </text:list-item>
          </text:list>
        </text:list-item>
      </text:list>
      <text:p text:style-name="P7"/>
      <text:p text:style-name="P14"><text:span text:style-name="T6">Числа А</text:span><text:span text:style-name="T11">1</text:span><text:span text:style-name="T6"> и А</text:span><text:span text:style-name="T11">2</text:span><text:span text:style-name="T6"> перевести в дополнительный и обратный коды при условии, что разрядная сетка числа имеет 8 разрядов (вместе со знаковым).</text:span></text:p>
      <text:p text:style-name="P15"><text:span text:style-name="T9">11) <text:s/>А</text:span><text:span text:style-name="T12">1 </text:span><text:span text:style-name="T9">= -10101 и А</text:span><text:span text:style-name="T12">2 </text:span><text:span text:style-name="T9">= -0,10101.</text:span></text:p>
      <text:p text:style-name="P4"/>
      <text:list xml:id="list215758259996010" text:continue-numbering="true" text:style-name="WW8Num3">
        <text:list-item>
          <text:list>
            <text:list-item>
              <text:p text:style-name="P27">Сложение и вычитание двоичных чисел</text:p>
            </text:list-item>
          </text:list>
        </text:list-item>
      </text:list>
      <text:p text:style-name="P4"/>
      <text:p text:style-name="P14"><text:span text:style-name="T6">Числа А</text:span><text:span text:style-name="T11">1</text:span><text:span text:style-name="T6"> и А</text:span><text:span text:style-name="T11">2</text:span><text:span text:style-name="T6"> сложить (и вычесть А</text:span><text:span text:style-name="T11">1 </text:span><text:span text:style-name="T6">- А</text:span><text:span text:style-name="T11">2</text:span><text:span text:style-name="T6">)</text:span><text:span text:style-name="T11"> </text:span><text:span text:style-name="T6">в дополнительном и обратном коде. Разрядная сетка числа имеет 6 разрядов (вместе со знаковым). Проверить операции на переполнение.</text:span></text:p>
      <text:p text:style-name="P15"><text:span text:style-name="T9">11) <text:s/>А</text:span><text:span text:style-name="T12">1 </text:span><text:span text:style-name="T9">= -10101 и А</text:span><text:span text:style-name="T12">2 </text:span><text:span text:style-name="T9">= 1101.</text:span></text:p>
      <text:p text:style-name="P4"/>
      <text:p text:style-name="P9">2 Результаты проделанной работы</text:p>
      <text:p text:style-name="P2"/>
      <text:p text:style-name="P12">1) Перевести числа -10101 и -0,10101 в <text:span text:style-name="T19">дополнительный и </text:span>обратный код.</text:p>
      <text:p text:style-name="P20">-10101 = <text:span text:style-name="T18">1</text:span>0010101<text:span text:style-name="T18">пр</text:span>; <text:s text:c="15"/>-0,10101 = <text:span text:style-name="T23">1</text:span>,10101<text:span text:style-name="T23">00пр</text:span>.</text:p>
      <text:p text:style-name="P17">Для перевода числа в обратный код сначала нужно определить положительное число или отрицательное. Для перевода отрицательного числа в обратный код инверсируем числа <text:span text:style-name="T23">оставляя в знаковом разряде единицу</text:span>:</text:p>
      <text:p text:style-name="P28"><text:span text:style-name="T18">10010101пр</text:span> = <text:span text:style-name="T17">11101010обр; <text:s text:c="4"/>1,1010100пр = 1,0101011обр.</text:span></text:p>
      <text:p text:style-name="P16">Перевести числа -10101 и -0,10101 в дополнительный код.</text:p>
      <text:p text:style-name="P18">Дополнительный код для отрицательных чисел получается путем прибавления к младшему разряду обратного кода единицы.</text:p>
      <text:p text:style-name="P29"><text:span text:style-name="T17">11101010обр</text:span> = <text:span text:style-name="T17">11</text:span>101011доп; <text:s text:c="2"/><text:span text:style-name="T17">1,0101011обр</text:span> = <text:span text:style-name="T17">1</text:span>,<text:span text:style-name="T24">0101100</text:span>доп.</text:p>
      <text:p text:style-name="P19"/>
      <text:p text:style-name="P21">2) Числа А<text:span text:style-name="T10">1</text:span> и А<text:span text:style-name="T10">2</text:span> сложить (и вычесть А<text:span text:style-name="T10">1 </text:span>- А<text:span text:style-name="T10">2</text:span>)<text:span text:style-name="T10"> </text:span>в дополнительном и обратном коде. Разрядная сетка числа имеет 6 разрядов (вместе со знаковым). Проверить операции на переполнение. -<text:span text:style-name="T25">21 13</text:span></text:p>
      <text:p text:style-name="P32">-10101 = 110101пр ; <text:s text:c="9"/>1101 = <text:span text:style-name="T19">001101пр.</text:span></text:p>
      <text:p text:style-name="P33">110101пр = 101010обр; <text:s text:c="4"/>001101пр = 001101обр.</text:p>
      <text:p text:style-name="P34">101010обр = 101011доп; <text:s text:c="2"/>001101обр = 001101<text:span text:style-name="T20">доп</text:span>.</text:p>
      <text:p text:style-name="P22">Сложим числа в дополнительном коде:</text:p>
      <text:p text:style-name="P31">101011доп <text:span text:style-name="T20">+ </text:span>001101<text:span text:style-name="T20">доп = </text:span>101011доп <text:span text:style-name="T20">+ </text:span>001101<text:span text:style-name="T20">доп = 111000.</text:span></text:p>
      <text:p text:style-name="P23">Вычтем числа в дополнительном коде:</text:p>
      <text:p text:style-name="P31">101011доп -<text:span text:style-name="T20"> </text:span>001101<text:span text:style-name="T20">доп = </text:span>101011доп <text:span text:style-name="T20">+ 110010доп + 1 = 011110.</text:span></text:p>
      <text:p text:style-name="P30">Сложим числа в обратном коде:</text:p>
      <text:p text:style-name="P35">101010обр <text:span text:style-name="T20">+ </text:span>001101обр<text:span text:style-name="T20"> = 110111.</text:span></text:p>
      <text:p text:style-name="P24"><text:soft-page-break/><text:span text:style-name="T21">Вычтем</text:span> числа в обратном коде:</text:p>
      <text:p text:style-name="P37">101010обр -<text:span text:style-name="T20"> </text:span>001101обр<text:span text:style-name="T20"> = </text:span>101010обр <text:span text:style-name="T20">+ 110010</text:span>обр<text:span text:style-name="T20"> = 011101.</text:span></text:p>
      <text:p text:style-name="P3"/>
      <text:p text:style-name="Standard"><text:span text:style-name="T8">3 </text:span><text:span text:style-name="T5">Анализ полученных результатов</text:span></text:p>
      <text:p text:style-name="P2"/>
      <text:p text:style-name="P13">В процессе работы были получены навыки по переводу чисел в обратный и дополнительный код, а так же по сложению и вычитанию дополнительных и обратных кодов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7-12-17T21:53:00</meta:creation-date>
    <dc:date>2017-09-26T21:57:57.751403150</dc:date>
    <meta:editing-cycles>29</meta:editing-cycles>
    <meta:editing-duration>PT3H20M40S</meta:editing-duration>
    <meta:document-statistic meta:table-count="0" meta:image-count="0" meta:object-count="0" meta:page-count="3" meta:paragraph-count="42" meta:word-count="382" meta:character-count="2650" meta:non-whitespace-character-count="2126"/>
    <meta:user-defined meta:name="Поле 1"/>
    <meta:user-defined meta:name="Поле 2"/>
    <meta:user-defined meta:name="Поле 3"/>
    <meta:user-defined meta:name="Поле 4"/>
  </office:meta>
</office:document-meta>
</file>